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lack-Lato" svg:font-family="Slack-Lato, appleLogo, sans-serif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L2"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L4"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L6">
      <style:text-properties style:font-name="Times New Roman" fo:font-size="14pt" style:font-size-asian="14pt" style:font-size-complex="14pt"/>
    </style:style>
    <style:style style:name="P6" style:family="paragraph" style:parent-style-name="Standard" style:list-style-name="L8">
      <style:text-properties style:font-name="Times New Roman" fo:font-size="14pt" style:font-size-asian="14pt" style:font-size-complex="14pt"/>
    </style:style>
    <style:style style:name="P7" style:family="paragraph" style:parent-style-name="Standard" style:list-style-name="L10">
      <style:text-properties style:font-name="Times New Roman" fo:font-size="14pt" style:font-size-asian="14pt" style:font-size-complex="14pt"/>
    </style:style>
    <style:style style:name="P8" style:family="paragraph" style:parent-style-name="Standard" style:list-style-name="L2">
      <style:text-properties style:font-name="Times New Roman" fo:font-size="14pt" fo:language="en" fo:country="US" style:font-size-asian="14pt" style:font-size-complex="14pt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6"/>
    <style:style style:name="P12" style:family="paragraph" style:parent-style-name="Standard" style:list-style-name="L6">
      <style:text-properties fo:font-size="14pt" fo:language="ru" fo:country="RU" style:font-size-asian="14pt" style:font-size-complex="14pt"/>
    </style:style>
    <style:style style:name="P13" style:family="paragraph" style:parent-style-name="Standard" style:list-style-name="L7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264a3" style:text-line-through-style="none" style:font-name="Times New Roman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3" style:family="text">
      <style:text-properties fo:font-variant="normal" fo:text-transform="none" fo:color="#1264a3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4" style:family="text">
      <style:text-properties fo:font-variant="normal" fo:text-transform="none" fo:color="#0b4c8c" style:font-name="Times New Roman" fo:font-size="14pt" fo:letter-spacing="normal" fo:language="ru" fo:country="RU" fo:font-style="normal" style:text-underline-style="solid" style:text-underline-width="auto" style:text-underline-color="font-color" fo:font-weight="normal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4pt" fo:language="ru" fo:country="RU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language="en" fo:country="US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1" fo:font-size="14pt" fo:language="zxx" fo:country="none" style:letter-kerning="true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1" fo:font-size="14pt" fo:language="ru" fo:country="RU" style:letter-kerning="true" style:font-name-asian="Times New Roman1" style:font-size-asian="14pt" style:font-name-complex="Times New Roman1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34567687111137335" text:style-name="L1">
        <text:list-item>
          <text:p text:style-name="P2">Не использовать следующее для преобразования в синхронный код</text:p>
        </text:list-item>
      </text:list>
      <text:list xml:id="list4225035672547029248" text:style-name="L2">
        <text:list-item>
          <text:list>
            <text:list-item>
              <text:p text:style-name="P3">Task.Wait</text:p>
            </text:list-item>
            <text:list-item>
              <text:p text:style-name="P3">Task.Result</text:p>
            </text:list-item>
            <text:list-item>
              <text:p text:style-name="P8">GetAwaiter().GetResult()</text:p>
            </text:list-item>
          </text:list>
        </text:list-item>
      </text:list>
      <text:list xml:id="list4397197421005999793" text:style-name="L3">
        <text:list-item>
          <text:list>
            <text:list-item>
              <text:p text:style-name="P9"><text:span text:style-name="T9">Потому что возможна взаимоблокировка. Примеры здесь<text:line-break/></text:span><text:a xlink:type="simple" xlink:href="https://github.com/devigo/examples/blob/master/DeadlockAspNetApi/Deadlock/Controllers/ValuesController.cs" text:style-name="Internet_20_link" text:visited-style-name="Visited_20_Internet_20_Link">https://github.com/devigo/examples/blob/master/DeadlockAspNetApi/Deadlock/Controllers/ValuesController.cs</text:a><text:span text:style-name="T9"> <text:s/><text:line-break/><text:line-break/></text:span><text:a xlink:type="simple" xlink:href="https://github.com/nimblesoftware/Ximble/commit/d0b813bc4419994abb1113db615b610a71fa5b85#diff-b4bdff1066c8788b441c5fcb0cb1a6e1R887" text:style-name="Internet_20_link" text:visited-style-name="Visited_20_Internet_20_Link">https://github.com/nimblesoftware/Ximble/commit/d0b813bc4419994abb1113db615b610a71fa5b85#diff-b4bdff1066c8788b441c5fcb0cb1a6e1R887</text:a><text:span text:style-name="T9"> <text:line-break/><text:line-break/></text:span><text:a xlink:type="simple" xlink:href="https://blog.stephencleary.com/2012/07/dont-block-on-async-code.html" text:style-name="Internet_20_link" text:visited-style-name="Visited_20_Internet_20_Link">https://blog.stephencleary.com/2012/07/dont-block-on-async-code.html</text:a><text:span text:style-name="T9"> </text:span></text:p>
            </text:list-item>
            <text:list-item>
              <text:p text:style-name="P9"><text:span text:style-name="T9">В случае с </text:span><text:span text:style-name="T13">Task.Wait</text:span><text:span text:style-name="T14"> и </text:span><text:span text:style-name="T9">Task.Result исключения внутри метода оборачиваются в AggregateException<text:line-break/></text:span><text:a xlink:type="simple" xlink:href="https://github.com/devigo/examples/blob/master/TaskExample/TaskExample/Program.cs" text:style-name="Internet_20_link" text:visited-style-name="Visited_20_Internet_20_Link">https://github.com/devigo/examples/blob/master/TaskExample/TaskExample/Program.cs</text:a><text:span text:style-name="T9"> <text:s/></text:span></text:p>
            </text:list-item>
          </text:list>
        </text:list-item>
      </text:list>
      <text:p text:style-name="P1"/>
      <text:list xml:id="list441688358122932213" text:style-name="L4">
        <text:list-item>
          <text:p text:style-name="P4">Не обходить взаимоблокировки следующими способами</text:p>
          <text:list>
            <text:list-item>
              <text:p text:style-name="P4"><text:span text:style-name="T7">Task.Run(async () =&gt; await SomeMethodAsync).Result</text:span><text:span text:style-name="T1"> </text:span><text:span text:style-name="T6">– </text:span><text:span text:style-name="T5">это не эффективное использование ресурсов, и возможен случай когда это не сработает</text:span></text:p>
            </text:list-item>
            <text:list-item>
              <text:p text:style-name="P10"><text:span text:style-name="T12">ConfigureAwait(false)</text:span><text:span text:style-name="T10"> </text:span><text:span text:style-name="T9">– возможен случай когда это не сработает</text:span></text:p>
            </text:list-item>
          </text:list>
        </text:list-item>
      </text:list>
      <text:p text:style-name="P1"/>
      <text:list xml:id="list823069522896055017" text:style-name="L6">
        <text:list-item>
          <text:p text:style-name="P5">Если есть использование асинхронного метода в синхронном, то преобразовать сигнатуру к async Task</text:p>
          <text:list>
            <text:list-item>
              <text:p text:style-name="P12"><text:span text:style-name="T8">Пример 1: пулл реквест XIMBLE-9938: async/await refactoring<text:line-break/></text:span><text:a xlink:type="simple" xlink:href="https://github.com/nimblesoftware/Ximble/pull/2212" text:style-name="Internet_20_link" text:visited-style-name="Visited_20_Internet_20_Link"><text:span text:style-name="T8">https://github.com/nimblesoftware/Ximble/pull/2212</text:span></text:a></text:p>
            </text:list-item>
            <text:list-item>
              <text:p text:style-name="P11"><text:span text:style-name="T9">Пример 2: </text:span><text:a xlink:type="simple" xlink:href="https://github.com/nimblesoftware/Ximble/commit/084ae50a9eaf3dffae115b5a719eb7bb98a94d28" text:style-name="Internet_20_link" text:visited-style-name="Visited_20_Internet_20_Link"><text:span text:style-name="T10">https://github.com/nimblesoftware/Ximble/commit/084ae50a9eaf3dffae115b5a719eb7bb98a94d28</text:span></text:a></text:p>
            </text:list-item>
          </text:list>
        </text:list-item>
      </text:list>
      <text:p text:style-name="P1"/>
      <text:list xml:id="list3273303507158352105" text:style-name="L7">
        <text:list-item>
          <text:p text:style-name="P13"><text:span text:style-name="T10">Вместо Task.Factory.StartNew использовать Task.Run </text:span><text:span text:style-name="T9">– объяснение здесь<text:line-break/></text:span><text:a xlink:type="simple" xlink:href="https://blog.stephencleary.com/2013/08/startnew-is-dangerous.html" office:target-frame-name="_blank" xlink:show="new" text:style-name="Internet_20_link" text:visited-style-name="Visited_20_Internet_20_Link"><text:span text:style-name="T2">https://blog.stephencleary.com/2013/08/startnew-is-dangerous.html</text:span></text:a><text:span text:style-name="T9"><text:line-break/></text:span><text:a xlink:type="simple" xlink:href="https://devblogs.microsoft.com/pfxteam/task-run-vs-task-factory-startnew/" office:target-frame-name="_blank" xlink:show="new" text:style-name="Internet_20_link" text:visited-style-name="Visited_20_Internet_20_Link"><text:span text:style-name="T4">https://devblogs.microsoft.com/pfxteam/task-run-vs-task-factory-startnew/</text:span></text:a><text:span text:style-name="T9"> </text:span></text:p>
        </text:list-item>
      </text:list>
      <text:p text:style-name="P1"/>
      <text:list xml:id="list264746841040710149" text:style-name="L8">
        <text:list-item>
          <text:p text:style-name="P6">Не смешивать параллельный и асинхронный код</text:p>
        </text:list-item>
      </text:list>
      <text:p text:style-name="P1"/>
      <text:list xml:id="list4003453350226244406" text:style-name="L9">
        <text:list-item>
          <text:p text:style-name="P14"><text:span text:style-name="T10">Читать хотя бы то что для них выбрали и скинули по данной тематике<text:line-break/></text:span><text:a xlink:type="simple" xlink:href="https://blog.stephencleary.com/2012/07/dont-block-on-async-code.html" office:target-frame-name="_blank" xlink:show="new" text:style-name="Internet_20_link" text:visited-style-name="Visited_20_Internet_20_Link"><text:span text:style-name="T3">https://blog.stephencleary.com/2012/07/dont-block-on-async-code.html</text:span></text:a><text:span text:style-name="T10"><text:line-break/></text:span><text:a xlink:type="simple" xlink:href="https://blog.stephencleary.com/2012/02/async-and-await.html" office:target-frame-name="_blank" xlink:show="new" text:style-name="Internet_20_link" text:visited-style-name="Visited_20_Internet_20_Link"><text:span text:style-name="T3">https://blog.stephencleary.com/2012/02/async-and-await.html</text:span></text:a><text:span text:style-name="T10"><text:line-break/></text:span><text:a xlink:type="simple" xlink:href="https://msdn.microsoft.com/magazine/jj991977?f=255&amp;MSPPError=-2147217396" office:target-frame-name="_blank" xlink:show="new" text:style-name="Internet_20_link" text:visited-style-name="Visited_20_Internet_20_Link"><text:span text:style-name="T3">https://msdn.microsoft.com/magazine/jj991977?f=255&amp;MSPPError=-2147217396</text:span></text:a><text:span text:style-name="T10"><text:line-break/></text:span><text:a xlink:type="simple" xlink:href="https://msdn.microsoft.com/en-us/magazine/dn802603.aspx?f=255&amp;MSPPError=-2147217396" office:target-frame-name="_blank" xlink:show="new" text:style-name="Internet_20_link" text:visited-style-name="Visited_20_Internet_20_Link"><text:span text:style-name="T3">https://msdn.microsoft.com/en-us/magazine/dn802603.aspx?f=255&amp;MSPPError=-2147217396</text:span></text:a><text:span text:style-name="T10"><text:line-break/></text:span><text:a xlink:type="simple" xlink:href="https://docs.microsoft.com/en-us/dotnet/csharp/async" office:target-frame-name="_blank" xlink:show="new" text:style-name="Internet_20_link" text:visited-style-name="Visited_20_Internet_20_Link"><text:span text:style-name="T3">https://docs.microsoft.com/en-us/dotnet/csharp/async</text:span></text:a><text:span text:style-name="T10"><text:line-break/></text:span><text:soft-page-break/><text:span text:style-name="T3">https://blog.stephencleary.com/2013/08/startnew-is-dangerous.html<text:line-break/><text:line-break/></text:span><text:a xlink:type="simple" xlink:href="https://blog.stephencleary.com/2013/08/startnew-is-dangerous.html" office:target-frame-name="_blank" xlink:show="new" text:style-name="Internet_20_link" text:visited-style-name="Visited_20_Internet_20_Link">https://blog.stephencleary.com/2013/08/startnew-is-dangerous.html</text:a><text:span text:style-name="T3"><text:line-break/></text:span><text:a xlink:type="simple" xlink:href="https://devblogs.microsoft.com/pfxteam/task-run-vs-task-factory-startnew/" text:style-name="Internet_20_link" text:visited-style-name="Visited_20_Internet_20_Link">https://devblogs.microsoft.com/pfxteam/task-run-vs-task-factory-startnew/</text:a><text:span text:style-name="T3"><text:line-break/><text:line-break/></text:span><text:a xlink:type="simple" xlink:href="https://blog.stephencleary.com/2014/04/a-tour-of-task-part-0-overview.html" text:style-name="Internet_20_link" text:visited-style-name="Visited_20_Internet_20_Link">https://blog.stephencleary.com/2014/04/a-tour-of-task-part-0-overview.html</text:a><text:span text:style-name="T3"> <text:line-break/></text:span><text:a xlink:type="simple" xlink:href="https://blog.stephencleary.com/2013/01/async-oop-0-introduction.html" text:style-name="Internet_20_link" text:visited-style-name="Visited_20_Internet_20_Link">https://blog.stephencleary.com/2013/01/async-oop-0-introduction.html</text:a><text:span text:style-name="T3"> <text:line-break/></text:span></text:p>
        </text:list-item>
      </text:list>
      <text:p text:style-name="P1"/>
      <text:list xml:id="list4004473472401862815" text:style-name="L10">
        <text:list-item>
          <text:p text:style-name="P15"><text:span text:style-name="T10">Посмотреть этот пулл реквест XIMBLE-9938: async/await refactoring<text:line-break/></text:span><text:a xlink:type="simple" xlink:href="https://github.com/nimblesoftware/Ximble/pull/2212" text:style-name="Internet_20_link" text:visited-style-name="Visited_20_Internet_20_Link"><text:span text:style-name="T10">https://github.com/nimblesoftware/Ximble/pull/2212</text:span></text:a><text:span text:style-name="T10"><text:line-break/></text:span></text:p>
        </text:list-item>
        <text:list-item>
          <text:p text:style-name="P15"><text:span text:style-name="T9">Как привести метод к </text:span><text:span text:style-name="T11">async/await, </text:span><text:span text:style-name="T9">показано здесь</text:span><text:span text:style-name="T10"><text:line-break/></text:span><text:a xlink:type="simple" xlink:href="https://github.com/nimblesoftware/Ximble/commit/084ae50a9eaf3dffae115b5a719eb7bb98a94d28" text:style-name="Internet_20_link" text:visited-style-name="Visited_20_Internet_20_Link"><text:span text:style-name="T10">https://github.com/nimblesoftware/Ximble/commit/084ae50a9eaf3dffae115b5a719eb7bb98a94d28</text:span></text:a></text:p>
          <text:p text:style-name="P7"/>
        </text:list-item>
        <text:list-item>
          <text:p text:style-name="P15"><text:span text:style-name="T9">Объяснение для чего используют ConfigureAwait(false)<text:line-break/></text:span><text:a xlink:type="simple" xlink:href="https://stackoverflow.com/questions/13489065/best-practice-to-call-configureawait-for-all-server-side-code" text:style-name="Internet_20_link" text:visited-style-name="Visited_20_Internet_20_Link"><text:span text:style-name="T10">https://stackoverflow.com/questions/13489065/best-practice-to-call-configureawait-for-all-server-side-code</text:span></text:a><text:span text:style-name="T10"> </text:span></text:p>
          <text:p text:style-name="P7"/>
        </text:list-item>
        <text:list-item>
          <text:p text:style-name="P15"><text:span text:style-name="T10">C# Async Tips &amp; Tricks: </text:span><text:a xlink:type="simple" xlink:href="https://cpratt.co/async-tips-tricks/" text:style-name="Internet_20_link" text:visited-style-name="Visited_20_Internet_20_Link"><text:span text:style-name="T10">https://cpratt.co/async-tips-tricks/</text:span></text:a><text:span text:style-name="T10"> </text:span></text:p>
          <text:p text:style-name="P7"/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lack-Lato" svg:font-family="Slack-Lato, appleLogo, sans-serif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7M3S</meta:editing-duration>
    <meta:editing-cycles>8</meta:editing-cycles>
    <meta:generator>OpenOffice/4.1.5$Win32 OpenOffice.org_project/415m1$Build-9789</meta:generator>
    <dc:date>2019-08-15T20:33:47.47</dc:date>
    <meta:document-statistic meta:table-count="0" meta:image-count="0" meta:object-count="0" meta:page-count="2" meta:paragraph-count="19" meta:word-count="173" meta:character-count="2731"/>
    <meta:user-defined meta:name="Info 1"/>
    <meta:user-defined meta:name="Info 2"/>
    <meta:user-defined meta:name="Info 3"/>
    <meta:user-defined meta:name="Info 4"/>
  </office:meta>
</office:document-meta>
</file>